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19.05.03 11:37   |   </text:span><text:a xlink:type="simple" xlink:href="http://palinfo.habago.org/Entry?Command=Information_PrintForum&amp;iPage=59&amp;sType=FORUM#FORUM37424"><text:span text:style-name="T2">#</text:span></text:a></text:p>
      <text:p text:style-name="P2"><text:span text:style-name="T1">唱點韓流的反調 (八)</text:span><text:span text:style-name="T3"><text:line-break/><text:line-break/></text:span><text:span text:style-name="T1">陳真 2019. 05. 03.</text:span><text:span text:style-name="T3"><text:line-break/><text:line-break/><text:line-break/></text:span><text:span text:style-name="T1">平心而論，在我看來，所有打算參選總統的人當中，各方面能力與見識及個性穩定度最好的就是CIA認證的朱立倫，其次是王金平，再來才是韓國瑜。最不適任的就是郭台銘，講話內容非常幼稚，把一套生意經直接複製在一整個社會的發展上，他大概以為台灣等於鴻海總公司，但社會或國家畢竟不是一種私人企業；聽他一直講什麼 AI、AI、AI，AI變成救台灣的萬靈丹，想法真是非常粗糙、幼稚。</text:span><text:span text:style-name="T3"><text:line-break/><text:line-break/></text:span><text:span text:style-name="T1">韓國瑜也許比郭好一些，但是他和郭台銘的差別只是在於郭考20分，韓考了60分，韓知道自己考不好，能力有限，想藏拙，但郭卻以為自己考了100 分，他連自己考幾分都不知道。至於朱，能力方面大概可以打上 85分，王金平大約75分。</text:span><text:span text:style-name="T3"><text:line-break/><text:line-break/></text:span><text:span text:style-name="T1">相較於朱立倫和王金平，韓確實能力有限。這其實也不是太大的問題，畢竟一個人只要知道自己的能力侷限，就比較不會做出荒唐離譜的事情來。問題不在於一己能力，而是在於班底、團隊。比方說，高雄雖然是台北的十倍大，但也不過就只是台灣的一個城市，但是你看韓國瑜卻累成那個樣子，據說一天只能睡四小時。要是當上總統，豈不是要過勞死？感人確實是很感人，政治人物這麼賣命勤奮的，絕無僅有。一般政治人物，例如綠營那些人渣，通常都很閒，時間只花在喬利益、喬人事、搞分贓、爭派系以及各種花天酒地。</text:span><text:span text:style-name="T3"><text:line-break/><text:line-break/></text:span><text:span text:style-name="T1">不過，韓國瑜的賣命，也許也突顯出他是否有識人之能及用人的能力問題？你看，整個中國大陸是台灣乃至高雄的幾百幾千倍大，而且又得和全世界兩百個國家周旋、打交道、搞鬥爭，人家習近平有沒有累成那樣子？這也看出，人與人之間，確實有某種行政能力上的落差。勤勞很好，但勤卻不一定能補拙。</text:span><text:span text:style-name="T3"><text:line-break/><text:line-break/></text:span><text:span text:style-name="T1">我從小當班長，非常苦惱，沒有一次是自己出來競選，每次都是老師欽點，或是同學們直接黃袍加身，但我明知道自己不是當班長的料，因為我並不想管理他人，對事務細節之處理亦缺乏興趣與能力。我在想，韓國瑜這麼扭扭捏捏愛選不選的，是不是也是因為意識到自己能力上的問題以及缺乏強大班底？要不然我真是搞不懂怎麼會有人這麼婆婆媽媽？老是說什麼要考慮高雄人的感受。他這麼扭捏，愛選不選每天打啞謎，折騰幾個月，就不用考慮整個台灣人的感受嗎？</text:span><text:span text:style-name="T3"><text:line-break/><text:line-break/></text:span><text:span text:style-name="T1">再說，高雄人若真的會在意，會因為你是被動徵召或被動參與民調就不在意你去選總統嗎？況且，哪有多少高雄人會強烈反對你參選總統？聽起來就是推託之詞。說不定就是因為自信不足，用人無能。你看，他身邊就有個一流行政人才楊秋興，但兩人卻一開始就搞得關係有點僵。對於人才，你就要充份授權啊，而不是好像每件事都得自己來做才放心。我聽說自己也有這毛病，因為我看別人做事總是覺得做得很爛很慢，我自己做才滿意，做得又快又好。但是，這樣的話，我很快就會過勞死。</text:span><text:span text:style-name="T3"><text:line-break/><text:line-break/></text:span><text:span text:style-name="T1">現在好不容易扭扭捏捏地同意被動加入民調，但是卻又揚言不參與辯論或政見發表，理由是說身份上會很尷尬，必須考慮高雄人的感受，又來了！又是高雄人的感受！這其實就更加說不通了。既然都同意要參與民調了，每個人總得對大家說說自己的抱負吧。</text:span><text:span text:style-name="T3"><text:line-break/><text:line-break/></text:span><text:span text:style-name="T1">我那天在鳳山的黃袍加身大會上看到有人在賣一種 T恤，我覺得顏色不錯看，原本想買，做為紀念，但是看到衣服背後寫著 "韓粉" 二字，我就猶豫了，因為我其實不是韓粉。我喜歡吃米粉，但我什麼粉也不是，只是我手寫我心。</text:span><text:span text:style-name="T3"><text:line-break/><text:line-break/></text:span><text:span text:style-name="T1">毫無疑問，卡韓力道鋪天蓋地而來。但我想，韓自己卡自己，恐怕更是個問題。韓粉們要幫韓發聲，也該幫一個願意主動表態與爭取的韓國瑜，而不是像在勸嫁一樣，苦口婆心勸一個黃花大閨女出嫁，那真的是很奇怪。要嫁不嫁得自己拿定個主意啊，然後該跑什麼流程就跑，不要說連發表個政見或辯論幾句也不要。我還真沒見過這麼婆婆媽媽不乾不脆的 "令狐沖"。</text:span><text:span text:style-name="T3"><text:line-break/><text:line-break/></text:span><text:span text:style-name="T1">要是自己真的拿捏不定，何不就乾脆韜光養晦別選了，八年後再來，然後就好好輔選比方說王金平或朱立倫就行。至於郭台銘，我是覺得請他不妨跟我看齊，專心做好家長就行，想當總統真是有點小孩玩大車，太不切實際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